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157.13mm"/>
    </style:style>
    <style:style style:name="co2" style:family="table-column">
      <style:table-column-properties fo:break-before="auto" style:column-width="150.32mm"/>
    </style:style>
    <style:style style:name="co3" style:family="table-column">
      <style:table-column-properties fo:break-before="auto" style:column-width="172.3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4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bd0d2"/>
    </style:style>
    <style:style style:name="ce2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 table:use-regular-expressions="false" table:use-wildcards="true"/>
      <table:table table:name="TO DO" table:style-name="ta1">
        <table:table-column table:style-name="co2" table:default-cell-style-name="Default"/>
        <table:table-column table:style-name="co3" table:default-cell-style-name="Default"/>
        <table:table-column table:style-name="co5" table:number-columns-repeated="1022" table:default-cell-style-name="Default"/>
        <table:table-row table:style-name="ro1">
          <table:table-cell table:style-name="ce1" office:value-type="string" calcext:value-type="string">
            <text:p>UX / IMPROVEMENTS / FEATURE/ PRIORITY</text:p>
          </table:table-cell>
          <table:table-cell table:style-name="ce1" office:value-type="string" calcext:value-type="string">
            <text:p>UPCOMING FEATURES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Selected items list should come only after clicking apply filter</text:p>
          </table:table-cell>
          <table:table-cell office:value-type="string" calcext:value-type="string">
            <text:p>add sorting bottom tab b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 offline try to reconnect notification</text:p>
          </table:table-cell>
          <table:table-cell office:value-type="string" calcext:value-type="string">
            <text:p>Select item should also info about the news in notific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s api link back.</text:p>
          </table:table-cell>
          <table:table-cell office:value-type="string" calcext:value-type="string">
            <text:p>Complete UI look and feel change eg: font, color, theme, loader imag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dova back key handle. show pop like do you reall wanna exit.</text:p>
          </table:table-cell>
          <table:table-cell office:value-type="string" calcext:value-type="string">
            <text:p>Change the icon and splash screen to new design named "News Street"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tle css animation behind each news</text:p>
          </table:table-cell>
          <table:table-cell office:value-type="string" calcext:value-type="string">
            <text:p>scroll to t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xios for network data fetch instead of native fetch</text:p>
          </table:table-cell>
          <table:table-cell office:value-type="string" calcext:value-type="string">
            <text:p>no of stories (news card) left whilte scroll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plement cordova native Share Menu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ve news link to read la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nc in every 6 hours settings pa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arch page with recent searches</text:p>
          </table:table-cell>
          <table:table-cell table:number-columns-repeated="1022"/>
        </table:table-row>
      </table:table>
      <table:table table:name="IDEAS" table:style-name="ta1">
        <table:table-column table:style-name="co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save bandwidth -- disable all images in <text:s/>as toggle switch in settings</text:p>
          </table:table-cell>
        </table:table-row>
      </table:table>
      <table:table table:name="COMPLETED" table:style-name="ta1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2" office:value-type="string" calcext:value-type="string">
            <text:p>COMPLETED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Add vu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 when image lazy loades fade in eff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en read more in new web view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9">00/00/0000</text:date>, <text:time style:data-style-name="N2" text:time-value="10:49:27.536476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7:20:10.109544129</meta:creation-date>
    <dc:date>2017-11-19T10:53:45.228143610</dc:date>
    <meta:editing-duration>PT5H46M31S</meta:editing-duration>
    <meta:editing-cycles>22</meta:editing-cycles>
    <meta:generator>LibreOffice/5.3.1.2$Linux_X86_64 LibreOffice_project/30m0$Build-2</meta:generator>
    <meta:document-statistic meta:table-count="3" meta:cell-count="23" meta:object-count="0"/>
  </office:meta>
</office:document-meta>
</file>